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d1485"/>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d1485"/>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2d59c"/>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4c7f9"/>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966f"/>
    </style:style>
    <style:style style:name="P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cd211"/>
    </style:style>
    <style:style style:name="P9" style:family="paragraph" style:parent-style-name="Text_20_body">
      <style:paragraph-properties fo:margin-left="0in" fo:margin-right="0in" fo:text-align="center" style:justify-single-word="false" fo:text-indent="0.1965in" style:auto-text-indent="false"/>
    </style:style>
    <style:style style:name="P1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officeooo:paragraph-rsid="001d1485"/>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42b4"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fe1c" style:font-style-asian="normal" style:font-style-complex="normal"/>
    </style:style>
    <style:style style:name="P5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177597"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542f" officeooo:paragraph-rsid="000d542f"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6ef08" officeooo:paragraph-rsid="0016ef08"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1485" officeooo:paragraph-rsid="001d1485"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1485" officeooo:paragraph-rsid="001d1485" style:font-style-asian="normal" style:font-style-complex="normal"/>
    </style:style>
    <style:style style:name="P6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1d1485" officeooo:paragraph-rsid="001d1485"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officeooo:paragraph-rsid="001aff19"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fo:color="#0000ff"/>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cd211" officeooo:paragraph-rsid="002cd211"/>
    </style:style>
    <style:style style:name="P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e1bea" officeooo:paragraph-rsid="002e1bea"/>
    </style:style>
    <style:style style:name="P7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e1bea" officeooo:paragraph-rsid="002f85f7"/>
    </style:style>
    <style:style style:name="P7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31a70" officeooo:paragraph-rsid="00331b7a"/>
    </style:style>
    <style:style style:name="P7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7" style:family="paragraph" style:parent-style-name="Text_20_body">
      <style:paragraph-properties fo:text-align="justify" style:justify-single-word="false"/>
    </style:style>
    <style:style style:name="P88" style:family="paragraph" style:parent-style-name="Text_20_body">
      <style:text-properties fo:color="#ff6600" fo:language="ru" fo:country="RU"/>
    </style:style>
    <style:style style:name="P89" style:family="paragraph" style:parent-style-name="Text_20_body">
      <style:text-properties fo:language="ru" fo:country="RU"/>
    </style:style>
    <style:style style:name="P90" style:family="paragraph" style:parent-style-name="Text_20_body">
      <loext:graphic-properties draw:fill="solid" draw:fill-color="#eeeeee" draw:opacity="100%"/>
      <style:paragraph-properties fo:background-color="#eeeeee"/>
      <style:text-properties fo:language="ru" fo:country="RU"/>
    </style:style>
    <style:style style:name="P9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background-color="#eeeeee"/>
    </style:style>
    <style:style style:name="P93" style:family="paragraph" style:parent-style-name="First_20_line_20_indent">
      <loext:graphic-properties draw:fill="solid" draw:fill-color="#eeeeee" draw:opacity="100%"/>
      <style:paragraph-properties fo:background-color="#eeeeee"/>
      <style:text-properties fo:language="ru" fo:country="RU"/>
    </style:style>
    <style:style style:name="P9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color="#800000"/>
    </style:style>
    <style:style style:name="P97" style:family="paragraph" style:parent-style-name="Text_20_body">
      <style:paragraph-properties fo:margin-left="0in" fo:margin-right="0in" fo:text-align="center" style:justify-single-word="false" fo:text-indent="0in" style:auto-text-indent="false"/>
    </style:style>
    <style:style style:name="P9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6" style:family="paragraph" style:parent-style-name="Footnote">
      <style:text-properties fo:language="en" fo:country="US"/>
    </style:style>
    <style:style style:name="P107" style:family="paragraph" style:parent-style-name="Footnote">
      <style:text-properties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33c1dc"/>
    </style:style>
    <style:style style:name="P12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d1485"/>
    </style:style>
    <style:style style:name="P12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loext:graphic-properties draw:fill="solid" draw:fill-color="#eeeeee" draw:opacity="100%"/>
      <style:paragraph-properties fo:background-color="#eeeeee"/>
      <style:text-properties fo:language="ru" fo:country="RU"/>
    </style:style>
    <style:style style:name="P129" style:family="paragraph" style:parent-style-name="Heading_20_2">
      <loext:graphic-properties draw:fill="solid" draw:fill-color="#eeeeee" draw:opacity="100%"/>
      <style:paragraph-properties fo:background-color="#eeeeee"/>
    </style:style>
    <style:style style:name="P130" style:family="paragraph" style:parent-style-name="Heading_20_1">
      <loext:graphic-properties draw:fill="solid" draw:fill-color="#eeeeee" draw:opacity="100%"/>
      <style:paragraph-properties fo:background-color="#eeeeee"/>
    </style:style>
    <style:style style:name="P131" style:family="paragraph" style:parent-style-name="Heading_20_1">
      <style:paragraph-properties fo:margin-left="0in" fo:margin-right="0in" fo:text-align="center" style:justify-single-word="false" fo:text-indent="0.1965in" style:auto-text-indent="false"/>
    </style:style>
    <style:style style:name="P13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1d1485"/>
    </style:style>
    <style:style style:name="T8" style:family="text">
      <style:text-properties fo:language="en" fo:country="US" officeooo:rsid="002c4e19"/>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officeooo:rsid="0021951b" style:font-style-asian="normal" style:font-style-complex="normal"/>
    </style:style>
    <style:style style:name="T25" style:family="text">
      <style:text-properties fo:background-color="transparent" loext:char-shading-value="0"/>
    </style:style>
    <style:style style:name="T26" style:family="text">
      <style:text-properties style:text-position="super 58%"/>
    </style:style>
    <style:style style:name="T27" style:family="text">
      <style:text-properties fo:color="#c5000b"/>
    </style:style>
    <style:style style:name="T28" style:family="text">
      <style:text-properties fo:language="fr" fo:country="FR"/>
    </style:style>
    <style:style style:name="T29" style:family="text">
      <style:text-properties fo:color="#0000ff"/>
    </style:style>
    <style:style style:name="T30" style:family="text">
      <style:text-properties fo:color="#3333ff"/>
    </style:style>
    <style:style style:name="T31" style:family="text">
      <style:text-properties officeooo:rsid="000de4e4"/>
    </style:style>
    <style:style style:name="T32" style:family="text">
      <style:text-properties officeooo:rsid="000f42b4"/>
    </style:style>
    <style:style style:name="T33" style:family="text">
      <style:text-properties officeooo:rsid="000ffe1c"/>
    </style:style>
    <style:style style:name="T34" style:family="text">
      <style:text-properties officeooo:rsid="00123430"/>
    </style:style>
    <style:style style:name="T35" style:family="text">
      <style:text-properties officeooo:rsid="001305af"/>
    </style:style>
    <style:style style:name="T36" style:family="text">
      <style:text-properties officeooo:rsid="00177597"/>
    </style:style>
    <style:style style:name="T37" style:family="text">
      <style:text-properties officeooo:rsid="001aff19"/>
    </style:style>
    <style:style style:name="T38" style:family="text">
      <style:text-properties officeooo:rsid="001c6130"/>
    </style:style>
    <style:style style:name="T39" style:family="text">
      <style:text-properties officeooo:rsid="001d1485"/>
    </style:style>
    <style:style style:name="T40" style:family="text">
      <style:text-properties officeooo:rsid="0021951b"/>
    </style:style>
    <style:style style:name="T41" style:family="text">
      <style:text-properties officeooo:rsid="0022d59c"/>
    </style:style>
    <style:style style:name="T42" style:family="text">
      <style:text-properties officeooo:rsid="00237459"/>
    </style:style>
    <style:style style:name="T43" style:family="text">
      <style:text-properties officeooo:rsid="0024c7f9"/>
    </style:style>
    <style:style style:name="T44" style:family="text">
      <style:text-properties officeooo:rsid="0026966f"/>
    </style:style>
    <style:style style:name="T45" style:family="text">
      <style:text-properties officeooo:rsid="00298862"/>
    </style:style>
    <style:style style:name="T46" style:family="text">
      <style:text-properties officeooo:rsid="002c4e19"/>
    </style:style>
    <style:style style:name="T47" style:family="text">
      <style:text-properties officeooo:rsid="002e1bea"/>
    </style:style>
    <style:style style:name="T48" style:family="text">
      <style:text-properties officeooo:rsid="002f85f7"/>
    </style:style>
    <style:style style:name="T49" style:family="text">
      <style:text-properties officeooo:rsid="0033c1d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9">От Massaraksh</text:p>
      <text:p text:style-name="P1"/>
      <text:p text:style-name="P12">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930461563873935116" text:style-name="L1">
        <text:list-item>
          <text:p text:style-name="P115">добавить детектив <text:span text:style-name="T1">(реализовано)</text:span>+ магические уроки/трактаты Старсвирла</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6667592074864404951" text:style-name="L2">
        <text:list-item>
          <text:p text:style-name="P117">«Великие грифоны прошлого» - из канона (5<text:span text:style-name="T5">s8e)</text:span></text:p>
        </text:list-item>
        <text:list-item>
          <text:p text:style-name="P117">«Высшие заклинания в повседневном использовании: от песчинки до дворца»</text:p>
        </text:list-item>
        <text:list-item>
          <text:p text:style-name="P117">«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Магия для Чайников» - обмен</text:p>
        </text:list-item>
        <text:list-item>
          <text:p text:style-name="P117">«Энциклопедия Арканум» - обмен</text:p>
        </text:list-item>
        <text:list-item>
          <text:p text:style-name="P117">«О Гейсах» - обмен</text:p>
        </text:list-item>
        <text:list-item>
          <text:p text:style-name="P117">«Тайны Тайных Наук» - обмен</text:p>
        </text:list-item>
        <text:list-item>
          <text:p text:style-name="P117"><text:soft-page-break/>«Основы Заклятий» - обмен</text:p>
        </text:list-item>
        <text:list-item>
          <text:p text:style-name="P117">«Мамочка, А Что Это Истекает Из Моего Рога? - Введение В Магию Для Маленьких Единорогов» - обмен</text:p>
        </text:list-item>
      </text:list>
      <text:p text:style-name="P12"/>
      <text:h text:style-name="Heading_20_2" text:outline-level="2">Факты об Эквестрии <text:span text:style-name="T1">(согласовать с вики)</text:span></text:h>
      <text:list xml:id="list7855944616450313493"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Рома</text:h>
      <text:p text:style-name="P95">Программист в команде UI-программистов</text:p>
      <text:h text:style-name="Heading_20_3" text:outline-level="3"><text:soft-page-break/>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1">В <text:span text:style-name="T1">конце</text:span> каждой главы <text:span text:style-name="T1">(чтобы не спойлерить)</text:span> - рисунок мозаики, отображающий суть главы.</text:p>
      <text:p text:style-name="P31"/>
      <text:h text:style-name="P126" text:outline-level="2">1. Терра</text:h>
      <text:p text:style-name="P30">музыка - кондовая электронная, холодная и отчаянная (Electronics “Disappointed”)</text:p>
      <text:p text:style-name="P30"/>
      <text:p text:style-name="P9">***</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2">Я прислонился к стойке с коньяком и закрыл глаза.</text:p>
      <text:p text:style-name="P14">Блядь, как хочется послать его нахуй.</text:p>
      <text:p text:style-name="P12">–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2">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12">– Я даже не смогу зайти в офис. Я выкинул пропуск в унитаз.</text:p>
      <text:p text:style-name="P15">– Макс, не беспокойся, охрана уже в курсе. Тебе выдадут временный.</text:p>
      <text:p text:style-name="P1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6"><text:note text:id="ftn1" text:note-class="footnote"><text:note-citation>1</text:note-citation><text:note-body><text:p text:style-name="P10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6">Team lead — г<text:span text:style-name="T1">лавный программист команды, работающей над проектом</text:span></text:p></text:note-body></text:note> проекта ушёл в запой, семь лет работы в жопу?</text:p>
      <text:p text:style-name="P14">Блядь!</text:p>
      <text:p text:style-name="P12">– Ладно, <text:span text:style-name="T5">уболтал</text:span>. Загляну на огонёк. Но ничего не обещаю. Честно говоря, мне плевать.</text:p>
      <text:p text:style-name="P12">Треск помех не смог скрыть выдох на той стороне трубки.</text:p>
      <text:p text:style-name="P12">– Спасибо, Макс. Я знал, что на тебя можно рассчитывать. Оплата, как договорились.</text:p>
      <text:p text:style-name="P2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9">***</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5">RnD-</text:span><text:span text:style-name="T1">зоны</text:span><text:span text:style-name="T1"><text:note text:id="ftn3" text:note-class="footnote"><text:note-citation>3</text:note-citation><text:note-body><text:p text:style-name="P10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22"/>
      <text:p text:style-name="P63"><text:span text:style-name="T5">&gt;\</text:span>Привет, Нексус. Это Макс.</text:p>
      <text:p text:style-name="P63"><text:span text:style-name="T5">&lt;\</text:span>Привет Макс. <text:span text:style-name="T1">Рад тебя видеть. Где ты отсутствовал три дня?</text:span></text:p>
      <text:p text:style-name="P6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8"/>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3"><text:span text:style-name="T5">&gt;\</text:span>Как называется наш проект?</text:p>
      <text:p text:style-name="P63"><text:span text:style-name="T5">&lt;\</text:span>Дайсон.</text:p>
      <text:p text:style-name="P63"><text:span text:style-name="T5">&gt;\</text:span>Сколько тебе лет?</text:p>
      <text:p text:style-name="P63"><text:span text:style-name="T5">&lt;\</text:span>Два года с начала запуска кластера.</text:p>
      <text:p text:style-name="P63"><text:span text:style-name="T5">&gt;\</text:span>Какой сейчас год?</text:p>
      <text:p text:style-name="P63"><text:soft-page-break/><text:span text:style-name="T5">&gt;\</text:span>202<text:span text:style-name="T1">6</text:span>-й.</text:p>
      <text:p text:style-name="P29"/>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3"><text:span text:style-name="T5">&gt;\</text:span>Нексус, отключи память <text:span text:style-name="T1">заданий</text:span> за последнюю неделю.</text:p>
      <text:p text:style-name="P63"><text:span text:style-name="T5">&lt;\</text:span>Выполнено.</text:p>
      <text:p text:style-name="P6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3"><text:span text:style-name="T5">&lt;\</text:span><text:span text:style-name="T1">Тебя понял. Читаю задачу...</text:span></text:p>
      <text:p text:style-name="P6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64">Ограничени<text:span text:style-name="T1">е 2: решение должно находиться в правовых рамках уголовного и административного кодекса.</text:span></text:p>
      <text:p text:style-name="P6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4"><text:span text:style-name="T5">&lt;\</text:span><text:span text:style-name="T1">Выполняю задачу</text:span>...</text:p>
      <text:p text:style-name="P64"><text:span text:style-name="T5">&lt;\</text:span>...</text:p>
      <text:p text:style-name="P64"><text:span text:style-name="T5">&lt;\</text:span>Решение:</text:p>
      <text:p text:style-name="P6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9">Подробный план действий по дням приведен в файле «Война <text:soft-page-break/>корпораций_A_06.09.2026_23<text:span text:style-name="T5">:47.bmf»</text:span></text:p>
      <text:p text:style-name="P28"/>
      <text:p text:style-name="P37">&lt;<text:span text:style-name="T1">как-то говённо. Улучшить</text:span>&gt;</text:p>
      <text:p text:style-name="P42">Хм, не понял? Ч<text:span text:style-name="T1">ё</text:span> за хрень?</text:p>
      <text:p text:style-name="P42"/>
      <text:p text:style-name="P63"><text:span text:style-name="T5">&gt;</text:span>\Нексус, почему ты используешь жёсткие настройки <text:span text:style-name="T1">для решения задачи</text:span>?</text:p>
      <text:p text:style-name="P63"><text:span text:style-name="T5">&lt;\</text:span>Настройки правильные, <text:span text:style-name="T1">Макс</text:span>.</text:p>
      <text:p text:style-name="P29"/>
      <text:p text:style-name="P42">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22"/>
      <text:p text:style-name="P6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9"/>
      <text:p text:style-name="P42">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42">Ага, уже теплее.</text:p>
      <text:p text:style-name="P42"/>
      <text:p text:style-name="P63"><text:span text:style-name="T5">&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5">–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6">– Но эти установки работают не в тестовом кластере, а на продакшене.</text:p>
      <text:p text:style-name="P16">–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5">.</text:span></text:p>
      <text:p text:style-name="P73">Гудки.</text:p>
      <text:p text:style-name="P42"><text:span text:style-name="T1">У</text:span>ходя попрощался с охранником, <text:span text:style-name="T1">увлечённо исследующим тему педофилии</text:span>.</text:p>
      <text:p text:style-name="P42"><text:soft-page-break/>Всё, свободен. Хотя <text:s/><text:span text:style-name="T1">воскресенье</text:span> уже испорчен<text:span text:style-name="T1">о</text:span>.</text:p>
      <text:p text:style-name="P97">***</text:p>
      <text:p text:style-name="P12">На улице моросил дождь. Я шарил по карманам в поисках ключей от машины, когда в плечо похлопали.</text:p>
      <text:p text:style-name="P12">Я обернулся. За спиной подслеповато осклабился бородатый зачуханый мужик в рваных джинсах и свитере.</text:p>
      <text:p text:style-name="P12">– Слышь, браток, дай на опохмел? Мочи нет, в глотке пересохло. Спать не могу, глюки всякие снятся.</text:p>
      <text:p text:style-name="P12">От нечего делать, пока роюсь в карманах, спросил:</text:p>
      <text:p text:style-name="P12">– И что же за глюки тебе снятся, мужик?</text:p>
      <text:p text:style-name="P12">–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2">Я хотел было ответить, что лечиться опохмелом от белой горячки — плохая идея, но тут на меня накатило.</text:p>
      <text:p text:style-name="P12">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2">– Так чего, дашь на успокоение нервов? Не жлобись, мужик, будь другом? – повторный оклик нищего вернул меня к реальности.</text:p>
      <text:p text:style-name="P12">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2">– На. – я протянул ему кулёк с Бакарди.</text:p>
      <text:p text:style-name="P12">– О, – обрадовался мужик. – Ромчик! То, что надо! Спасибо, бро!</text:p>
      <text:p text:style-name="P12">Бродяга пошлёпал в дождь.</text:p>
      <text:p text:style-name="P12">Я смотрел ему вслед, пытаясь вспомнить детали образа, на мгновение проступившего во тьме.</text:p>
      <text:p text:style-name="P1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6">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12">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2">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2">Рыбки ужин не требовали, но, в отличие от Крысы, были живыми. Я достал упаковку корма из-под стула и отсыпал порцию в мерный стаканчик.</text:p>
      <text:p text:style-name="P12">– Гули-гули-гули!</text:p>
      <text:p text:style-name="P12">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2">Сосущее чувство усилилось.</text:p>
      <text:p text:style-name="P12">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9">***</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2">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6"><text:span text:style-name="T1">Блядь</text:span>, что за мысли пошли!</text:p>
      <text:p text:style-name="P1">Я вспомнил Влада, <text:span text:style-name="T5">&lt;</text:span><text:span text:style-name="T14">месяц</text:span><text:span text:style-name="T5">&gt;</text:span> назад прыгнувшего с крыши <text:span text:style-name="T1">своей</text:span> многоэтажки.</text:p>
      <text:p text:style-name="P26">Нет, это не для меня. Я сюда пришёл подышать воздухом. И только.</text:p>
      <text:p text:style-name="P1">Влад тогда совершил глупость, большую глупость. Я ему давно го<text:span text:style-name="T25">ворил </text:span><text:span text:style-name="T2">—</text:span><text:span text:style-name="T2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5">А у нас получается... </text:span><text:span text:style-name="T2">–</text:span><text:span text:style-name="T2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6">AI <text:span text:style-name="T2">– </text:span><text:span text:style-name="T2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2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66">Музыка быстрая, тревожная, надорваная и печальная (Pet Shop Boys “So Hard” ?)</text:p>
      <text:p text:style-name="P32"/>
      <text:p text:style-name="P9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2"/>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42">Единорог поднял голову.</text:p>
      <text:p text:style-name="P42"><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5">, </text:span><text:span text:style-name="T2">а от снотворного таких глюков у меня ни разу не было</text:span><text:span text:style-name="T2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4">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4">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2">Я даже начал было смотреть серии по собственной инициативе, но после самоубийства Влада не мог к ним вернуться.</text:p>
      <text:p text:style-name="P44"><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2">&lt;<text:span text:style-name="T2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2">– Сестрица, не позорься! – шикнула на Селестию тёмная аликорница. – Не выдавай желаемое за действительное хотя бы при посторонних.</text:p>
      <text:p text:style-name="P12">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2">– Что происходит? Как я тут очутился вообще?</text:p>
      <text:p text:style-name="P12">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2">Дискорд нахмурился и бросил в сторону, ковыряясь когтём в зубе.</text:p>
      <text:p text:style-name="P12">–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2">– <text:s/>А что, в Винг-Поинте вас не учили, что оставлять пост без приказа <text:s/>— недопустимо? – отпустил он уже пегасу.</text:p>
      <text:p text:style-name="P12">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12">–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2">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2">–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2">–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2">– На себя посмотри! – огрызнулся Дискорд. – Призвала какую-то полудохлую обезьяну вместо с<text:span text:style-name="T21">верх</text:span>…</text:p>
      <text:p text:style-name="P12">Тут м<text:span text:style-name="T5">еня, </text:span>наконец,<text:span text:style-name="T5"> стошнило. Буквально вывернуло наизнанку: из носа текло, в глазах стояли слёзы. </text:span></text:p>
      <text:p text:style-name="P12"><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8">Jack of Hearts</text:span><text:span text:style-name="T28"><text:note text:id="ftn7" text:note-class="footnote"><text:note-citation>7</text:note-citation><text:note-body><text:p text:style-name="Footnote"><text:bookmark text:name="result_box1"/><text:span text:style-name="T28">Jack of Hearts</text:span> <text:span text:style-name="T1">– Червовый валет (фр.)</text:span></text:p></text:note-body></text:note></text:span><text:span text:style-name="T2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2">Я разогнулся и выпустил шею аликорницы. Она перевела <text:s/>взгляд на меня. Потом — на своё копыто, краешек которого оказался запачкан.</text:p>
      <text:p text:style-name="P20">Я смутился и потянулся за платком.</text:p>
      <text:p text:style-name="P20">– Я это… Извиняюсь. Сейчас вытру.</text:p>
      <text:p text:style-name="P12"><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2">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2">– Ты почему отстал? – крикнула она. – Некогда прохлаждаться!</text:p>
      <text:p text:style-name="P12">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2">–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2">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2">–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2">– Какого хера? Прекрати немедленно! Бля...</text:p>
      <text:p text:style-name="P12">Аликорница пропустила мои протесты мимо ушей. Мы приближались к концу галереи, когда из конца, где я только что отдыхал, показался стебель.</text:p>
      <text:p text:style-name="P12">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2">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2">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2">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2">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2">Я оглянулся вперёд и увидел ещё один зелёный «рукав», выползающий из бокового прохода, как паста из тюбика.</text:p>
      <text:p text:style-name="P12">Бац!</text:p>
      <text:p text:style-name="P12">– Ай!</text:p>
      <text:p text:style-name="P12">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2">Увидев, что назад пути нет, аликорница крутанулась обратно.</text:p>
      <text:p text:style-name="P12">Бац!</text:p>
      <text:p text:style-name="P12"><text:soft-page-break/>– Ай! Твою ж... Твоё высочество, блин!!!</text:p>
      <text:p text:style-name="P12">Селестия выпрямилась в струнку.</text:p>
      <text:p text:style-name="P12">– Закрой глаза! – скомандовала аликорница.</text:p>
      <text:p text:style-name="P12">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12">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2">–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2">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2">–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12">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2">Но оставить аликорницу здесь? Я оглянулся на неё.</text:p>
      <text:p text:style-name="P12">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2">Нет, не могу. Блин, лучше уж пусть меня сожрёт с ней заодно это шелестящее говно, чем оставить её тут одну.</text:p>
      <text:p text:style-name="P12">Я присел рядом с ней и положил её голову к себе на колени.</text:p>
      <text:p text:style-name="P12">– Эй!!! – крикнул я ей в ухо. – Вставай! Ты должна встать!</text:p>
      <text:p text:style-name="P12">Я дунул ей в морду и потрепал рукой по чёлке, задев при этом рог.</text:p>
      <text:p text:style-name="P12">Медленно-медленно <text:s/>Селестия раскрыла один глаз. Её ноги дёрнулись и поджались к телу.</text:p>
      <text:p text:style-name="P12">– Вставай, лошадь рогатая!!! Некогда прохлаждаться! Нам сейчас жопа наступит, если не встанешь!</text:p>
      <text:p text:style-name="P12">Глаз так же медленно закрылся.</text:p>
      <text:p text:style-name="P12">Я зарычал от бессилия. Шуршание раздавался совсем близко.</text:p>
      <text:p text:style-name="P12">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2">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12">Ну, всё, можно вставлять в глаза монетки. Хороший бутерброд получился для глистоплюща!</text:p>
      <text:p text:style-name="P12"><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2">– Давай, родная, давай! Вставай, я помогу тебе. Совсем немного осталось...</text:p>
      <text:p text:style-name="P12">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2">– Вот они!!!</text:p>
      <text:p text:style-name="P12"><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2">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2">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2">–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2">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2">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7">Спи, сестра моя родная,<text:line-break/>Спи. Усни.<text:line-break/>Крыльями тебя укрою,<text:line-break/>Спи. Усни.</text:p><text:p text:style-name="P107"><text:tab/>В чаще тёмной волки воют,<text:line-break/>Спи. Усни.</text:p><text:p text:style-name="P107"><text:tab/>В мрачном замке духи ноют,<text:line-break/>Спи. Усни.</text:p><text:p text:style-name="P107"><text:tab/>Сказки вечность нам читает,<text:line-break/>Спи. Усни.<text:line-break/>День осенний угасает,<text:line-break/>Спи. Усни.<text:line-break/>Помни только в сне глубоком,</text:p><text:p text:style-name="P10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12">–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2">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2">Ну, блин, пронесло! Не думаю, что эта дрянь умеет летать. Я облегчённо выдохнул.</text:p>
      <text:p text:style-name="P12">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2">–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2">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2">–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12">– <text:s/>Почему ты называешь замок домом?</text:p>
      <text:p text:style-name="P12">–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2">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2">– А почему вы выбрали такое необычное место для замка? Остров посреди болота мне не кажется подходящим местом для королевской резиденции.</text:p>
      <text:p text:style-name="P12">– Раньше тут не было болота. Глубокий овраг окружал Дом с трёх сторон. С четвёртой его защищала скала. Болото появилось совсем недавно.</text:p>
      <text:p text:style-name="P12">– Точно недавно?</text:p>
      <text:p text:style-name="P12">– Почему ты спрашиваешь Нас?</text:p>
      <text:p text:style-name="P20">Я указал на пятно ряби на воде, быстро догоняющее тень от колесницы.</text:p>
      <text:p text:style-name="P12">– Потому что в нём успела завестись рыба. Причём, судя по всему, достаточно крупная.</text:p>
      <text:p text:style-name="P12">Луна проследила взглядом направление и внезапно вскочила на ноги.</text:p>
      <text:p text:style-name="P12">– Набирай высоту! Они настигают нас! – крикнула она Дискорду. Тот обернулся и, увидев пятно на воде, помотал головой.</text:p>
      <text:p text:style-name="P12">–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2">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2">– Вправо! – заорал Дискорд, рванув жезл вправо.</text:p>
      <text:p text:style-name="P12">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2">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2"><text:soft-page-break/>–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2">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12">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2">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2">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2">Она что-то спросила меня, но я не услышал ни звука.</text:p>
      <text:p text:style-name="P12">– Что?! Говори громче, я ничего не слышу.</text:p>
      <text:p text:style-name="P12">– Где Дискорд? – повторила она <text:span text:style-name="T13">напряжённо</text:span>.</text:p>
      <text:p text:style-name="P12">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2">Что-то схватило меня за шиворот и потащило назад.</text:p>
      <text:p text:style-name="P12">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2">Пегасы тем временем упорно молотили крыльями, пытаясь прорваться к близкому берегу.</text:p>
      <text:p text:style-name="P12">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2">Тройка скакунов молча ускорилась, а их попавшийся собрат бился в объятиях лозы как мотылёк в паутине.</text:p>
      <text:p text:style-name="P12">Луна застыла, глядя немигающими глазами на пегаса. Потом она, не разжимая зубов, издала нечто, похожее одновременно на тонкий вой и ржание.</text:p>
      <text:p text:style-name="P12"><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2">Одновременно раздался громкий треск откуда-то сзади, и пол платформы выровнялся</text:p>
      <text:p text:style-name="P12">– Кимеринн!!! <text:s/>– <text:s/>закричала Луна, выплюнув воротник моей куртки.</text:p>
      <text:p text:style-name="P12">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2">Луна, сложив крылья, прыгнула головой вниз с платформы.</text:p>
      <text:p text:style-name="P12">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2">Мы уже летели над берегом, когда она молча опустилась на платформу и забилась в угол<text:span text:style-name="T21">, опустив голову на пол.</text:span></text:p>
      <text:p text:style-name="P12">Некоторое время мы летели молча. Потом из-под платформы послышался шорох и возня. Я лёг на пол и заглянул под платформу.</text:p>
      <text:p text:style-name="P12">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2">Я ухватился за протянутую им лапу, а подошедшая Луна вцепилась зубами в его загривок и — оп-па! — мы таки втащили его на колесницу.</text:p>
      <text:p text:style-name="P12"><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12"><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2">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2">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2"><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2"><text:span text:style-name="T5">–</text:span> ТЫ!!! ТЫ!..</text:p>
      <text:p text:style-name="P12"><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12">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2">Дальнейший путь мы провели в молчании.</text:p>
      <text:p text:style-name="P12"/>
      <text:h text:style-name="Heading_20_2" text:outline-level="2"><text:soft-page-break/><text:span text:style-name="T5">3. </text:span>Кантерлот</text:h>
      <text:p text:style-name="P67">Музыка медленная, фэнтезийная, средневековая, изысканая, дворцовая (стиль Dire Straits “Coyote”)</text:p>
      <text:p text:style-name="P8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7"/>
      <text:p text:style-name="P26">Глава IV. Пределы магии</text:p>
      <text:p text:style-name="P25"/>
      <text:p text:style-name="P26">Вашему покорному слуге известны четыре предела магии: </text:p>
      <text:list xml:id="list7973110528463010359" text:style-name="L4">
        <text:list-item>
          <text:p text:style-name="P11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106">– <text:span text:style-name="T1">Восемь, о учитель!</text:span></text:p><text:p text:style-name="P106">– Отлично. Надиктую ещё две и сбегаешь за кофе.</text:p></text:note-body></text:note></text:span></text:p>
        </text:list-item>
      </text:list>
      <text:p text:style-name="P14"/>
      <text:p text:style-name="P1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3">– Разве что один бит. Серебряный.</text:p>
      <text:p text:style-name="P65"><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65"><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23">В погоне за ней я чуть не открыл лбом дубовые ворота — серебряшка прокатилась прямо под ними.</text:p>
      <text:p text:style-name="P1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8">Я приоткрыл створку.</text:p>
      <text:p text:style-name="P2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3">– Макс. – <text:s/>отрекомендовался я. – <text:s/>Человек.</text:p>
      <text:p text:style-name="P2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2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3">– К сожалению, не слышал. Я тут недавно.</text:p>
      <text:p text:style-name="P2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3">– Я вижу вас. – честно признался я.</text:p>
      <text:p text:style-name="P23">–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3">– Вы говорили, что королевские кареты делали три мастерских…</text:p>
      <text:p text:style-name="P2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23">Норф строго посмотрел на меня поверх очков.</text:p>
      <text:p text:style-name="P2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3">Единорог с силой крутанул колесо. Оно беззвучно завертелось, превратившись в серый размытый диск.</text:p>
      <text:p text:style-name="P2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3">Норф пошёл к сараю, стоявшему у задней стены дворика. На полпути он обернулся.</text:p>
      <text:p text:style-name="P23">– Не могли бы вы помочь мне вон с тем домкратом? А то склероз замучал, а бегать туда-сюда уже малость трудновато.</text:p>
      <text:p text:style-name="P23">Распахнув ветхие ворота сарайчика, он картинно вскинул копыто.</text:p>
      <text:p text:style-name="P23">– “Королева Лорен ”! Встречайте!</text:p>
      <text:p text:style-name="P2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23">Норф заговорщицки подмигнул мне.</text:p>
      <text:p text:style-name="P23"><text:soft-page-break/>–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повышенного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23">Норф любовно погладил обтекатель кареты и стал подымать её на домкрате.</text:p>
      <text:p text:style-name="P2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3">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3">– А вы, как я вижу, королевский гость? – Норф кивнул на ворот рубашки с закрепённой клипсой-пропуском. – Могу я вас попросить об одном одолжении?</text:p>
      <text:p text:style-name="P23">– Да пожалуйста!</text:p>
      <text:p text:style-name="P23">– Подождите минутку, я сейчас.</text:p>
      <text:p text:style-name="P23">Норф закончил монтаж колеса и скрылся в небольшом домике в глубине двора.</text:p>
      <text:p text:style-name="P2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3">Я торопливо отошёл к воротам. Норф как раз вышел из дома с маленькой деревянной коробочкой красного цвета.</text:p>
      <text:p text:style-name="P2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23">– Не забуду. – пообещал я.</text:p>
      <text:p text:style-name="P23"/>
      <text:h text:style-name="Heading_20_2" text:outline-level="2"><text:span text:style-name="T5">4. </text:span>Библиотека</text:h>
      <text:p text:style-name="P24">&lt;<text:span text:style-name="T29">Mike Oldfield – Tres Lunas ”To Be Free” (Radio Edit)</text:span>&gt;</text:p>
      <text:p text:style-name="P26">Глава VI. Основы</text:p>
      <text:p text:style-name="P26"/>
      <text:p text:style-name="P2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6"><text:soft-page-break/>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1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44">На книгу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 А по-моему, ты не…</text:p>
      <text:p text:style-name="P44"><text:span text:style-name="T6">– Так, я попрошу! – перебила меня венценосная кобыла. – Давай, ты не будешь лезть в мои дела, а я не буду</text:span><text:span text:style-name="T4">… эээ… ммм…</text:span></text:p>
      <text:p text:style-name="P48">– Не будешь что?</text:p>
      <text:p text:style-name="P50">Селестия нахмурилась и приняла грозный вид.</text:p>
      <text:p text:style-name="P50"><text:span text:style-name="T5">– </text:span>Не забывай, человек, я — могущественный маг и правитель Эквестрии. Ко мне нужно относиться с <text:soft-page-break/>должным уважением!</text:p>
      <text:p text:style-name="P50"><text:span text:style-name="T5">– </text:span>А то что? Превратишь в жабу? Сошлёшь на Луну? Убьёшь нахер?</text:p>
      <text:p text:style-name="P50">Аликорница сникла. Уши её опустились.</text:p>
      <text:p text:style-name="P50"><text:span text:style-name="T5">– </text:span>Макс, не надо... Ты же знаешь, я этого не сделаю.</text:p>
      <text:p text:style-name="P5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8">– О, небо! Я забыла распорядиться насчёт тебя! Какая же я тупая! Макс, извини, пожалуйста!</text:p>
      <text:p text:style-name="P5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50"><text:span text:style-name="T5">Аликорница уселась н</text:span>а пол <text:span text:style-name="T5">и прижала копыто к груди.</text:span></text:p>
      <text:p text:style-name="P48">– Да будет так! Сим заявляю, что отныне и впредь буду общаться с тобой на равных, человек Макс. Слово Селестии!</text:p>
      <text:p text:style-name="P5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5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5">– </text:span>Вот, читай отсюда. <text:span text:style-name="T5">– а</text:span>ликорница подчеркнула абзац копытом.</text:p>
      <text:p text:style-name="P50"/>
      <text:p text:style-name="P55">***</text:p>
      <text:p text:style-name="P55"/>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50"/>
      <text:p text:style-name="P50">&lt;<text:span text:style-name="T13">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8">– Теперь ты понимаешь, почему мы не ожидали увидеть тебя? Мы, вообще-то, вызывали сверхаликорна…</text:p>
      <text:p text:style-name="P48">Я повернулся к Селестии.</text:p>
      <text:p text:style-name="P4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8">Аликорница отвернулась.</text:p>
      <text:p text:style-name="P48">– Это очень чувствительная тема. – сказала она после недолгой заминки. – <text:s/>Постыдная для нас.</text:p>
      <text:p text:style-name="P48">– Какая тема?</text:p>
      <text:p text:style-name="P48">Селестия повернулась, но старалась избегать меня взглядом.</text:p>
      <text:p text:style-name="P48">– Магия.</text:p>
      <text:p text:style-name="P48">– Что?</text:p>
      <text:p text:style-name="P4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8">Я посмотрел на аликорницу. Та старательно делала вид, что интересуется состоянием лака на копыте.</text:p>
      <text:p text:style-name="P48">– То есть, вы почувствовали ослабление своих магических способностей, и решили, что миру приходит конец?</text:p>
      <text:p text:style-name="P4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8">– Ээээ… ммм… А вы пробовали обратиться к врачу? – начал я как можно мягче.</text:p>
      <text:p text:style-name="P48">БАЦ!</text:p>
      <text:p text:style-name="P4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8">– Это бесполезно… Он не верит мне. У меня нет времени его переубедить.</text:p>
      <text:p text:style-name="P48">Потом она обратилась ко мне.</text:p>
      <text:p text:style-name="P48">– <text:s/>Извини. Сорвалась. Мне очень стыдно. Последнее время всё идёт наперекосяк, совсем не так, как мы планировали.</text:p>
      <text:p text:style-name="P4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text:soft-page-break/></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8"><text:span text:style-name="T1">– Зачем? </text:span>– спросил я. – Что это за театр, твоё… Ваше Высочество? Во-первых, я не давал своё согласие на чтение моих мыслей. Во-вторых…</text:p>
      <text:p text:style-name="P48">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8">Аликорница <text:span text:style-name="T1">прислушалась, </text:span>всполошилась и стала носиться по читальному залу с загнанным видом.</text:p>
      <text:p text:style-name="P48">– <text:s/>Кентаврячьи яйца! Они нашли меня!</text:p>
      <text:p text:style-name="P4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8">– <text:s/>Ты! Чего! Делаешь! Твоё, <text:span text:style-name="T1">блин,</text:span> высочество!!! – <text:s/>я едва уберёг <text:span text:style-name="T1">своё </text:span>естество от острого рога.</text:p>
      <text:p text:style-name="P4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8">– Помоги! Мне самой не закрыть замок, – <text:s/>обратилась аликорница ко мне, тщётно пытаясь охватить зубами раскрытую защёлку.</text:p>
      <text:p text:style-name="P4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8">– <text:s/>Давай я помогу! – <text:s/>Селестия изогнула шею и стала зубами сжимать защёлку.</text:p>
      <text:p text:style-name="P48">ШЛОП!</text:p>
      <text:p text:style-name="P4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8">–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8"><text:span text:style-name="T1">– Занавес. </text:span>– <text:s/><text:span text:style-name="T1">подытожил я.</text:span></text:p>
      <text:p text:style-name="P48"/>
      <text:h text:style-name="P127" text:outline-level="2"><text:span text:style-name="T5">5. </text:span>Индиго</text:h>
      <text:p text:style-name="P48"/>
      <text:p text:style-name="P4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text:soft-page-break/>–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я его знаю!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5">***</text:p>
      <text:p text:style-name="P50">&lt;<text:span text:style-name="T29">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text:soft-page-break/>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по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Ишь ты!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рассмеялась.</text:p>
      <text:p text:style-name="P50"><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text:soft-page-break/></text:p>
      <text:h text:style-name="Heading_20_2" text:outline-level="2"><text:span text:style-name="T5">6. </text:span><text:span text:style-name="T7">Стыд</text:span></text:h>
      <text:p text:style-name="P50"/>
      <text:p text:style-name="P61">~~~ Завтра на семь в библиотеке ~~~</text:p>
      <text:p text:style-name="P61"/>
      <text:p text:style-name="P50">–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е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50">Я посмотрел на часы. До семи оставалось двадцать минут — как раз, чтоб успеть дойти до библиотеки.</text:p>
      <text:p text:style-name="P50">– На сегодня довольно. Я ж вижу, ты торопишься. – заметил Норф.</text:p>
      <text:p text:style-name="P5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саквояж и сунул его в рюкзак.</text:p>
      <text:p text:style-name="P50">– Завтра будешь? – спросил Норф.</text:p>
      <text:p text:style-name="P50">– В то же время. – подтвердил я.</text:p>
      <text:p text:style-name="P50"/>
      <text:p text:style-name="P55">***</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text:soft-page-break/>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30">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50">Взобравшись на боевой ход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3">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text:span text:style-name="T34">летунов</text:span> получалось управлять движением облака. Они гнали тучу невидимыми силовыми полями, словно овчарки отару овец, <text:span text:style-name="T33">успевая при этом кувыркаться и делать пируэты с весёлым визгом</text:span>.</text:p>
      <text:p text:style-name="P53">– <text:span text:style-name="T33">Прошлогодний выпуск. – заметила Селестия. – Отличная работа, хотя жеребячливости хватает. Что неудивительно, учитывая их возраст.</text:span></text:p>
      <text:p text:style-name="P52">– Здорово у них получается! Слаженность просто фантастическая! <text:s/>– вырвалось у меня. – <text:span text:style-name="T31">Хотел бы я летать, как они! Везёт же вам, крылатым! То, о чём люди только мечтают, доступно вам с рождения. </text:span>Интересно, легко ли учиться в лётной школе? Какой процент учеников отсеивается в итоге?<text:span text:style-name="T13"> </text:span><text:span text:style-name="T33">И вообще, зачем вам учиться летать, если вы и так это умеете с рождения?</text:span></text:p>
      <text:p text:style-name="P50">– Ты меня совсем не слушал, Макс. – мягко пожурила меня аликорница. – Именно про лётную школу я рассказывала тебе несколько минут назад. <text:span text:style-name="T32">Всё не так уж радужно. С прошлогодним выпуском у нас были большие проблемы.</text:span></text:p>
      <text:p text:style-name="P56">Пегасы, <text:span text:style-name="T31">закончив работу</text:span>, устроили между собой шуточн<text:span text:style-name="T31">ую</text:span> <text:span text:style-name="T31">борьбу</text:span>. Два жеребца, схватив за <text:span text:style-name="T31">передние и задние ноги</text:span> кобылку <text:span text:style-name="T38">и</text:span> завертели её в воздушном водовороте и, раскрутив <text:span text:style-name="T33">как следует</text:span>, отпустили. <text:span text:style-name="T31">Она этаким «живым вертолётом» врезалась в остатки облака и пропахала в нём широкую борозду. Даже до нас донёсся её смех.</text:span></text:p>
      <text:p text:style-name="P53">– <text:span text:style-name="T33">Проблемы? Что за проблемы? Извини, я таки прослушал.</text:span></text:p>
      <text:p text:style-name="P57">Линия горизонта немного <text:span text:style-name="T39">пошатнулась</text:span>. Чтобы не кружилась голова, я <text:span text:style-name="T36">сделал шаг </text:span>от края. <text:span text:style-name="T35">Аликорница </text:span>раскрыла крылья, <text:span text:style-name="T36">проветривая перья</text:span>. <text:span text:style-name="T36">Её грива золотилась и играла живой радугой в лучах заходящего солнца.</text:span></text:p>
      <text:p text:style-name="P54">– Когда твоя жизнь длится тысячи лет, начинаешь тонко чувствовать <text:span text:style-name="T45">гармонию мира</text:span>. – <text:span text:style-name="T36">начала она.</text:span></text:p>
      <text:p text:style-name="P53"/>
      <text:h text:style-name="Heading_20_2" text:outline-level="2">8. Нелетающие пегасы</text:h>
      <text:p text:style-name="P58"/>
      <text:p text:style-name="P5"><text:soft-page-break/>...Когда твоя жизнь длится тысячи лет, начинаешь тонко чувствовать <text:span text:style-name="T44">гармонию мира</text:span>. Сильно упрощая, это когда за весной должно следовать лето, за летом <text:span text:style-name="T23">—</text:span> осень, за осенью <text:span text:style-name="T23">—</text:span> зима. <text:s/><text:span text:style-name="T40">Если пошёл дождь, должно быть мокро, если выпал снег </text:span><text:span text:style-name="T24">—</text:span><text:span text:style-name="T40"> холодно.</text:span> <text:span text:style-name="T40">События должны следовать естественным ходом, вещи должны случаться как должно. И это правильно, на том стоит мироздание.</text:span></text:p>
      <text:p text:style-name="P6"><text:span text:style-name="T41">Т</text:span>ак же <text:span text:style-name="T42">тонко</text:span> начинаешь замечать отклонения от <text:span text:style-name="T41">естественного</text:span> порядка. <text:span text:style-name="T43">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span></text:p>
      <text:p text:style-name="P7">И когда <text:span text:style-name="T47">докладчик</text:span>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7">Гонец рассказыва<text:span text:style-name="T46">л о</text:span>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text:span text:style-name="T46">пятьдесят шесть</text:span> жереб<text:span text:style-name="T48">ят</text:span> последнего выпуска успешно сдали лётные экзамены. В воскресенье <text:span text:style-name="T46">лётная академия</text:span> Вондерболтов отберёт лучших <text:span text:style-name="T48">кандидатов</text:span> для совершенствования лётного мастерства…”.</text:p>
      <text:p text:style-name="P4"><text:span text:style-name="T5">–</text:span> Постой, постой, <text:span text:style-name="T5">–</text:span> я попыталась удержать ускользающую тень сомнения. <text:span text:style-name="T5">–</text:span> Ты, кажется, говорил о <text:span text:style-name="T46">пятидесяти шести</text:span> жеребятах <text:span text:style-name="T46">последнего выпуска лётной школы</text:span>, сдавших выпускные экзамены? <text:span text:style-name="T46">Но, насколько я знаю, набор состоит из шестидесяти четырёх. Куда делись ещё восемь?</text:span></text:p>
      <text:p text:style-name="P69">Пегас запнулся. <text:span text:style-name="T47">Через мгновение он отчеканил:</text:span></text:p>
      <text:p text:style-name="P8"><text:span text:style-name="T8">–</text:span><text:span text:style-name="T46"> Восемь</text:span> жеребят не сдали экзамен<text:span text:style-name="T48">ы</text:span> по состоянию здоровья.</text:p>
      <text:p text:style-name="P70">От меня не укрылось то, как он судорожно сглотнул перед ответом.</text:p>
      <text:p text:style-name="P71"><text:span text:style-name="T8">–</text:span><text:span text:style-name="T46"> По состоянию здоровья? </text:span><text:span text:style-name="T8">–</text:span><text:span text:style-name="T46"> переспросила я, не спуская с него взгяд.</text:span></text:p>
      <text:p text:style-name="P4"><text:span text:style-name="T5">–</text:span> Да, Ваше Высочество, <text:span text:style-name="T5">–</text:span> гонец потупил взгляд, глаза его забегали, <text:span text:style-name="T5">–</text:span> по состоянию здоровья.</text:p>
      <text:p text:style-name="P72">У него начало дергаться веко. <text:span text:style-name="T49">Пегас сжал зубы и уставился на кончик своего носа. Дёрганье прекратилось.</text:span></text:p>
      <text:p text:style-name="P120"><text:span text:style-name="T49">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 </text:span></text:p>
      <text:p text:style-name="P120"/>
      <text:p text:style-name="P4"><text:span text:style-name="T5">–</text:span> Какая болезнь посетила Клаудсдейл, что целых два крыла жеребят пропустили экзамены?</text:p>
      <text:p text:style-name="P4"/>
      <text:p text:style-name="P3"><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text:span text:style-name="T5">–</text:span> Сами <text:span text:style-name="T5">—</text:span> что? <text:span text:style-name="T5">–</text:span> Я постепенно начала понимать причину смущения гонца.</text:p>
      <text:p text:style-name="P3"><text:span text:style-name="T5">–</text:span> Сами… эээ… вроде как… ну… отказались…</text:p>
      <text:p text:style-name="P3">Пегас понурил голову и пытался протереть копытом пол.</text:p>
      <text:p text:style-name="P3">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text:span text:style-name="T5">–</text:span> Пригласите этих жеребят во дворец. Я хочу поговорить с ними. </text:p>
      <text:p text:style-name="P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11"><text:soft-page-break/>***</text:p>
      <text:p text:style-name="P3"><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text:span text:style-name="T5">–</text:span> А где восьмой? <text:span text:style-name="T5">–</text:span> удивилась я. <text:span text:style-name="T5">–</text:span> Мне сказали, вас было восемь. Восемь отказавшихся летать.</text:p>
      <text:p text:style-name="P3"><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Наступило молчание. Жеребята переминались с ноги на ногу, прятали глаза, но отвечать никто не хотел.</text:p>
      <text:p text:style-name="P3"><text:span text:style-name="T1">– </text:span>Ну, это… <text:span text:style-name="T1">–</text:span> шмыгнул старший. <text:span text:style-name="T1">–</text:span> Не знаю, как другие, а я накануне потянул крыло.</text:p>
      <text:p text:style-name="P3"><text:span text:style-name="T1">–</text:span> А я простудилась.</text:p>
      <text:p text:style-name="P3"><text:span text:style-name="T1">–</text:span> А я отравился болиголовом.</text:p>
      <text:p text:style-name="P3"><text:span text:style-name="T1">–</text:span> А я…</text:p>
      <text:p text:style-name="P3">Семь схожих объяснений прозвучало в унисон. Самое смешное было у маленькой <text:s/>пегаски.</text:p>
      <text:p text:style-name="P3"><text:span text:style-name="T1">–</text:span> У тебя болел зуб и ты отказалась летать?</text:p>
      <text:p text:style-name="P3"><text:span text:style-name="T1">–</text:span> Я обвела жеребят долгим взглядом.</text:p>
      <text:p text:style-name="P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text:span text:style-name="T1">–</text:span> Ну, мои дорогие, теперь расскажите своей принцессе правду. Ваша ложь меня очень расстраивает.</text:p>
      <text:p text:style-name="P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text:span text:style-name="T1">–</text:span> Ну же, Бинки, расскажи, что у тебя стряслось? Не бойся…</text:p>
      <text:p text:style-name="P3"><text:span text:style-name="T1">–</text:span> А-а-а-а-а-а я-а-а-а-а боюу-у-у-у-усь! <text:span text:style-name="T1">–</text:span> расплакалась Бинки Софтмэйн, прикрыв голову копытцами.</text:p>
      <text:p text:style-name="P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text:span text:style-name="T1">–</text:span> И я!</text:p>
      <text:p text:style-name="P3"><text:span text:style-name="T1">– </text:span>И я тоже!</text:p>
      <text:p text:style-name="P3">Жеребята один за другим подтвердили то же самое.</text:p>
      <text:p text:style-name="P3">На этот раз они не лгали. Я не могла поверить в это, но сейчас они говорили от души.</text:p>
      <text:p text:style-name="P3"><text:span text:style-name="T1">–</text:span> Кто рассказал вам это? Эту… ложь?</text:p>
      <text:p text:style-name="P3"><text:span text:style-name="T1">–</text:span> Никто. Просто знаю. <text:span text:style-name="T1">–</text:span> Старший жеребёнок упрямо уставился в пол.</text:p>
      <text:p text:style-name="P3"><text:span text:style-name="T5">–</text:span> И я.</text:p>
      <text:p text:style-name="P3"><text:span text:style-name="T5">–</text:span> И я тоже.</text:p>
      <text:p text:style-name="P3"><text:span text:style-name="T5">–</text:span> И я-а-а-а-а-а!</text:p>
      <text:p text:style-name="P3"><text:soft-page-break/>Это было какое-то сумасшествие! Фабрика, перерабатывающая не сдавших лётные экзамены жеребят на радугу… Он искренне в это верили.</text:p>
      <text:p text:style-name="P59">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60"/>
      <text:p text:style-name="P60"/>
      <text:p text:style-name="P60"/>
      <text:p text:style-name="P60"/>
      <text:p text:style-name="P60"/>
      <text:p text:style-name="P50">&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50"/>
      <text:p text:style-name="P50"/>
      <text:p text:style-name="P51">Откуда-то с окраины парка донёсся еле слышный вопль:</text:p>
      <text:p text:style-name="P51">– Индиго-о-о! Индиго-о-о-о! Домой!! Где эта несносная кобылка?!</text:p>
      <text:p text:style-name="P51">Я вспомнил утреннюю встречу.</text:p>
      <text:p text:style-name="P51">– У меня к тебе просьба от одной весьма бойкой особы.</text:p>
      <text:p text:style-name="P51">– Да? – отвлеклась от мрачных дум аликорница.</text:p>
      <text:p text:style-name="P51">– Некая Индиго Мэдтроттер просила тебя найти её подружку, Шейлу Блюскай. Якобы, она пропала.</text:p>
      <text:p text:style-name="P51">– Шейла? – Селестия тёрла копытом висок, старалась освежить память. – Да-да, помню её.</text:p>
      <text:p text:style-name="P51"/>
      <text:p text:style-name="P51"/>
      <text:p text:style-name="P51">&lt;Индиго Мэдтроттер утратила Шейлу Блюскай. Селестия вспоминает эпизод с Шейлой.&gt;</text:p>
      <text:p text:style-name="P51"/>
      <text:p text:style-name="P51">&lt;<text:span text:style-name="T13">(после 34:</text:span></text:p>
      <text:p text:style-name="P40">← Не понял? А что это, если не любовь?</text:p>
      <text:p text:style-name="P40">- Мааакс! - мягко произнесла аликорница. - Аликорны не могут любить. Я же тебе рассказывала прямо перед этим. Думала, ты поймёшь...</text:p>
      <text:p text:style-name="P40">– Охренеть! А зачем ты завела отношения со мной? Тебе жеребцов из дворцовой стражи не хватает? Свежачка захотелось? </text:p>
      <text:p text:style-name="P13"><text:span text:style-name="T1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5"> когда ты обблевал тебе копыто - т</text:span><text:span text:style-name="T16">ы стоял тогда такой жалкий, обблёванный, беспомощный, - но всё равно старался помочь мне. Это было так трогательно... </text:span></text:p>
      <text:p text:style-name="P40">– Тьфу!</text:p>
      <text:p text:style-name="P51"><text:span text:style-name="T13">– <text:s/>Мне очень жаль...</text:span>&gt;</text:p>
      <text:p text:style-name="P51"/>
      <text:p text:style-name="P49"><text:span text:style-name="T1">&lt;</text:span>сюжеты из 1001 ночи<text:span text:style-name="T1">&gt;</text:span></text:p>
      <text:p text:style-name="P51"/>
      <text:p text:style-name="P51"><text:soft-page-break/>&lt;Упоминание Стар Свирлом элементов гармонии&gt;</text:p>
      <text:p text:style-name="P6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2"><text:span text:style-name="T37">Селестия снится Максу сгорающей — и после этого она исчезает из Эквестрии. При этом она успевает сказать Максу, что она его...</text:span>&gt;</text:p>
      <text:p text:style-name="P47"/>
      <text:p text:style-name="P4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4">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oft-page-break/><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3">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1">&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38"/>
      <text:p text:style-name="P10">***</text:p>
      <text:p text:style-name="P21"/>
      <text:p text:style-name="P2"><text:span text:style-name="T5">&lt;Луна - </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21"/>
      <text:h text:style-name="P129" text:outline-level="2">Рассказ Селестии <text:span text:style-name="T13">(“1001 ночь”)</text:span></text:h>
      <text:p text:style-name="P14"/>
      <text:p text:style-name="P21"/>
      <text:p text:style-name="P2"/>
      <text:h text:style-name="P12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oft-page-break/><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5"><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5"><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9" text:outline-level="2">Рейд пони-рэйнджеров</text:h>
      <text:p text:style-name="P2"/>
      <text:p text:style-name="P33">(леденящий душу триллер, музыка тревожная)</text:p>
      <text:p text:style-name="P13">&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oft-page-break/><text:span text:style-name="T13">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0">***</text:p>
      <text:p text:style-name="P2"><text:span text:style-name="T5">–</text:span> Шанту?</text:p>
      <text:p text:style-name="P2"><text:soft-page-break/><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2">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10">***</text:p>
      <text:p text:style-name="P2"><text:span text:style-name="T5">&lt;</text:span><text:span text:style-name="T14">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3">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oft-page-break/><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10">***</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3">???</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oft-page-break/><text:span text:style-name="T5">–</text:span> Принцесса…</text:p>
      <text:p text:style-name="P2"><text:span text:style-name="T5">–</text:span> Луна, мой дорогой. Для тебя <text:span text:style-name="T5">—</text:span> Луна…</text:p>
      <text:p text:style-name="P2">...</text:p>
      <text:p text:style-name="P2"/>
      <text:h text:style-name="P129"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3">гидрорысью</text:span><text:span text:style-name="T5">&gt;</text:span> и нападением <text:span text:style-name="T5">&lt;</text:span><text:span text:style-name="T13">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3">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0">***</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oft-page-break/><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0">***</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text:soft-page-break/>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text:soft-page-break/>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3">34 - утерянная глава </text:span><text:span text:style-name="T5">&gt;</text:span></text:p>
      <text:p text:style-name="P2"><text:span text:style-name="T5">&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9" text:outline-level="2">В библиотеке замка Селестии</text:h>
      <text:p text:style-name="P92"/>
      <text:p text:style-name="P3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text:soft-page-break/>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3">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3">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3">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4">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text:soft-page-break/>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4">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9">–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9">– Куда проваливаться? – не понял я</text:p>
      <text:p text:style-name="P39">– Они не знают. В тех провалах не видно дна...</text:p>
      <text:p text:style-name="P2"/>
      <text:h text:style-name="P129"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10">***</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text:soft-page-break/>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4">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4">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21"/>
      <text:p text:style-name="P2"><text:span text:style-name="T5">&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21"/>
      <text:p text:style-name="P2"><text:span text:style-name="T5">–</text:span> Хорошо, у тебя есть какие-то встречные предложения?</text:p>
      <text:p text:style-name="P2"><text:soft-page-break/>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text:soft-page-break/>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9" text:outline-level="2">Первый сеанс двойного сна. Рэрити</text:h>
      <text:p text:style-name="P2"/>
      <text:p text:style-name="P2"><text:span text:style-name="T5">&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text:soft-page-break/>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9" text:outline-level="2">Сон Макса</text:h>
      <text:p text:style-name="P92"/>
      <text:p text:style-name="P2"><text:span text:style-name="T5">&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5"><text:span text:style-name="T5">–</text:span> Готова, <text:span text:style-name="T5">–</text:span> процедила она.</text:p>
      <text:p text:style-name="P35">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5">&gt;</text:span></text:p>
      <text:p text:style-name="P10">***</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oft-page-break/><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8"/>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text:soft-page-break/>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5">&gt;</text:span></text:p>
      <text:p text:style-name="P2"/>
      <text:h text:style-name="P12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3">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oft-page-break/><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3">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text:soft-page-break/>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oft-page-break/><text:span text:style-name="T5">&lt;</text:span><text:span text:style-name="T13">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text:soft-page-break/>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5">&gt;</text:span></text:p>
      <text:p text:style-name="P21"/>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oft-page-break/><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oft-page-break/><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10">***</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3">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text:soft-page-break/></text:p>
      <text:h text:style-name="P12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5">—</text:span><text:span text:style-name="T13"> Селестия. 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10">***</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text:soft-page-break/>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5">&gt;</text:span></text:p>
      <text:p text:style-name="P21"/>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3">согласовать с тем, что говорил Анакорн о Р/Д</text:span><text:span text:style-name="T5">&gt;</text:span>). </text:p>
      <text:p text:style-name="P2">Об этом Эгрегоре пишется в книге <text:span text:style-name="T5">&lt;</text:span><text:span text:style-name="T13">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1"/>
      <text:p text:style-name="P2"><text:span text:style-name="T5">&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3">Подходя к замку Принцесс, Дэш рассказывает Максу обо сне, который она утаила - с Леро.</text:span><text:span text:style-name="T5">&gt;</text:span> </text:p>
      <text:p text:style-name="P2"/>
      <text:p text:style-name="P2"><text:soft-page-break/><text:span text:style-name="T5">&lt;</text:span><text:span text:style-name="T13">Кто следующий готов рассказывать?</text:span></text:p>
      <text:p text:style-name="P35">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галиматья какая-то…</text:span><text:span text:style-name="T5">&gt;</text:span></text:p>
      <text:p text:style-name="P2"/>
      <text:p text:style-name="P2"><text:span text:style-name="T5">&lt;</text:span><text:span text:style-name="T13">Сон РД:</text:span></text:p>
      <text:p text:style-name="P35">...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5">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5">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5">&gt;</text:span></text:p>
      <text:p text:style-name="P21"/>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4">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text:soft-page-break/>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35"><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5"><text:span text:style-name="T5">–</text:span> А водку у вас принято пить?</text:p>
      <text:p text:style-name="P2"><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7">“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7">“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7">“Леро! Его звали Леро!”</text:p>
      <text:p text:style-name="P2">Картинка перед глазами Дэш поплыла…</text:p>
      <text:p text:style-name="P2"/>
      <text:h text:style-name="P12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9"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5">&gt;</text:span></text:p>
      <text:p text:style-name="P2"/>
      <text:h text:style-name="P129" text:outline-level="2">Четвёртый сон РД. Объединяющий</text:h>
      <text:p text:style-name="P2"/>
      <text:p text:style-name="P2">Рэйнбоу Дэш встала и посмотрела на застывшее внизу тело.</text:p>
      <text:p text:style-name="P27">“Значит, всё. Вот как это бывает.”</text:p>
      <text:p text:style-name="P2">Она расправила левое крыло.</text:p>
      <text:p text:style-name="P2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text:soft-page-break/>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4">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10">***</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text:soft-page-break/>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3">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3">добавить сочувствия</text:span><text:span text:style-name="T5">&gt;</text:span>.</text:p>
      <text:p text:style-name="P2"/>
      <text:p text:style-name="P2"><text:span text:style-name="T5">&lt;</text:span><text:span text:style-name="T13">После этого случая Тавйлайт решает прекратить сеансы двойного сна. Сеанса с ЭйДжей и Флатти не будет</text:span><text:span text:style-name="T5">&gt;</text:span></text:p>
      <text:p text:style-name="P2"/>
      <text:h text:style-name="P129"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4">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4">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oft-page-break/><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9" text:outline-level="2">Поиск решения</text:h>
      <text:p text:style-name="P92"/>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0">***</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1"/>
      <text:p text:style-name="P2"><text:span text:style-name="T5">&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21"/>
      <text:p text:style-name="P2"><text:span text:style-name="T5">&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5">&gt;</text:span></text:p>
      <text:p text:style-name="P2"/>
      <text:h text:style-name="P12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text:soft-page-break/>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4">Дуглас </text:span><text:span text:style-name="T15">—</text:span><text:span text:style-name="T14">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1"/>
      <text:p text:style-name="P2"><text:span text:style-name="T5">&lt;</text:span><text:span text:style-name="T13">высоко летать нельзя из-за молний</text:span><text:span text:style-name="T5">&gt;</text:span></text:p>
      <text:p text:style-name="P21"/>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3">двухмесячной</text:span><text:span text:style-name="T5">&gt;</text:span> давности осталось лишь направление движения.</text:p>
      <text:p text:style-name="P2">И опять, как <text:span text:style-name="T5">&lt;</text:span><text:span text:style-name="T13">два</text:span><text:span text:style-name="T5">&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3">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0">***</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3">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0">***</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3">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7">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3">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10">***</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3">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1"/>
      <text:p text:style-name="P2"><text:span text:style-name="T5">&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21"/>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2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3">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3">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3">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3">пять</text:span><text:span text:style-name="T5">&gt;</text:span>длинную прореху в куртке, <text:span text:style-name="T5">&lt;</text:span><text:span text:style-name="T13">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3">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0">***</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3">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3">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3">улучшить</text:span><text:span text:style-name="T5">&gt;</text:span>. А тот случай, когда мне пришлось зашивать тебе куртку после нападения убийц <text:span text:style-name="T5">&lt;</text:span><text:span text:style-name="T13">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29" text:outline-level="2">След?</text:h>
      <text:p text:style-name="P92"/>
      <text:p text:style-name="P2"><text:span text:style-name="T5">&lt;</text:span><text:span text:style-name="T13">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3">“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1"/>
      <text:p text:style-name="P2"><text:span text:style-name="T5">&lt;</text:span><text:span text:style-name="T13">расширить. Перед кафешкой - диалог с Флатти и ЭйДжей. Все думают, что наконец-то нашли Селестию. Все ликуют</text:span><text:span text:style-name="T5">&gt;</text:span></text:p>
      <text:p text:style-name="P21"/>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3">Расширить сцену в кафе. Ожидание, подьём и… падение ожиданий</text:span><text:span text:style-name="T5">&gt;</text:span></text:p>
      <text:p text:style-name="P2"/>
      <text:p text:style-name="P10">***</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5">&lt;</text:span><text:span text:style-name="T13">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9" text:outline-level="2">Озарение</text:h>
      <text:p text:style-name="P2"/>
      <text:p text:style-name="P2"><text:span text:style-name="T5">&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4"><text:soft-page-break/>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5">– </text:span>Ну хорошо. Убедила. В конце-концов, можем поступить так. Вы с Флатти вернётесь обратно а я продолжу поиски здесь.</text:p>
      <text:p text:style-name="P77"><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5">– </text:span>Вы можете связываться со мной раз в месяц по коридору.</text:p>
      <text:p text:style-name="P77"><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5">– </text:span>Конечно оставаться. Кто ещё, кроме нас, может найти её?</text:p>
      <text:p text:style-name="P77"><text:span text:style-name="T5">– </text:span>Я думал, ты не сможешь оставить Энджела и всех остальных надолго.</text:p>
      <text:p text:style-name="P77"><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5">– </text:span>Извини, Флаттершай, забылся.</text:p>
      <text:p text:style-name="P82"><text:span text:style-name="T5">– </text:span>Та ладно, я ж не против, – возразила Эпплджек. – Не парься, Флатти. Было б хуже, если б он <text:s/>назвал меня Эпплджек на людях.</text:p>
      <text:p text:style-name="P82"><text:span text:style-name="T5">– </text:span>Ты так... – запнулась Флаттершай. – Так быстро забыла свою ферму. И...</text:p>
      <text:p text:style-name="P82"><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5">– </text:span>Как ты можешь так говорить? – расплакалась Флаттершай.</text:p>
      <text:p text:style-name="P82"><text:span text:style-name="T5">– </text:span>Эй, девушки, не ссорьтесь! Мы — одна команда! И надеюсь, останемся ею и в дальнейшем. </text:p>
      <text:list xml:id="list5936541715843023835" text:style-name="L5">
        <text:list-header>
          <text:p text:style-name="P122"><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5">– </text:span>А если нет? – Эпплджек смотрела мне мне прямо в глаза.</text:p>
      <text:list xml:id="list182609349838715" text:continue-numbering="true" text:style-name="L5">
        <text:list-header>
          <text:p text:style-name="P122">Я молча пожал плечами. Эпплджек уверенно продолжила.</text:p>
        </text:list-header>
      </text:list>
      <text:p text:style-name="P82"><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5">– </text:span>Спасибо, ЭйДжей.</text:p>
      <text:p text:style-name="P82"><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610249675364" text:continue-numbering="true" text:style-name="L5">
        <text:list-header>
          <text:p text:style-name="P122">Флаттершай пробормотала нечто, показавшееся мне знакомым.</text:p>
        </text:list-header>
      </text:list>
      <text:p text:style-name="P82"><text:span text:style-name="T5">– </text:span>Флатти, ты что-то сказала? Я не расслышал.</text:p>
      <text:p text:style-name="P82"><text:span text:style-name="T5">– </text:span>Намерение Изменяет Реальность.</text:p>
      <text:p text:style-name="P82"><text:span text:style-name="T5">– </text:span>Эээ. А где ты слышала эту фразу, если не секрет?</text:p>
      <text:p text:style-name="P82"><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609883266486" text:continue-numbering="true" text:style-name="L5">
        <text:list-header>
          <text:p text:style-name="P122">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5">– </text:span>Флатти, ЭйДжей, буду через час. Ждите!</text:p>
      <text:p text:style-name="P77"/>
      <text:h text:style-name="P128" text:outline-level="2">Почти.</text:h>
      <text:p text:style-name="P90"/>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5">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28" text:outline-level="2">Дискорд</text:h>
      <text:p text:style-name="P92"/>
      <text:p text:style-name="P90">Девушки поспешно собирались, пока я растолковывал им задачу.</text:p>
      <text:p text:style-name="P90"><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5">– </text:span>Это тот твой приятель, который разбился с полгода назад? – спросила Эпплджек.</text:p>
      <text:p text:style-name="P90"><text:span text:style-name="T5">– </text:span>Да, это он.</text:p>
      <text:p text:style-name="P90"><text:span text:style-name="T5">– </text:span>А как мы попадём в его квартиру? Там сейчас кто-то живёт? – Флаттершай прыгала на одной ноге, натягивая кед.</text:p>
      <text:p text:style-name="P9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3">Плохо написано!</text:span><text:span text:style-name="T5">&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5">– </text:span>Макс, что случилось? У нас проблемы?</text:p>
      <text:p text:style-name="P91"><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pan text:style-name="T5">– </text:span>Так что, будем ломать дверь? – Эпплджек критически осмотрелась, подмечая бабулек на лавочке и зевак во внутреннем скверике.</text:p>
      <text:p text:style-name="P91"><text:span text:style-name="T5">– </text:span>Нет нужды. Лучше станьте-ка сзади меня так, чтобы заслонить от этих бабулек и от вооон той камеры наблюдения.</text:p>
      <text:list xml:id="list1428428034359371036" text:style-name="L6">
        <text:list-header>
          <text:p text:style-name="P123">Мало кто об этом знает, но преодолеть сопротивление магнитного замка, подключённого к домофону, <text:soft-page-break/>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08"><text:span text:style-name="T5">–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08"><text:span text:style-name="T5">– </text:span>Макс, тут окно разбито! И верёвка какая-то висит. – крикнула Флаттершай из кухни.</text:p>
      <text:p text:style-name="P108"><text:span text:style-name="T5">– </text:span>Оставь, Флатти, не сейчас! – отмахнулся я.</text:p>
      <text:p text:style-name="P114">Лампочка питания на ноутбуке горела, <text:s/>но подключенный монитор оставался тёмным. Я постучал по пробелу, но безрезультатно.</text:p>
      <text:p text:style-name="P10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8"><text:span text:style-name="T5">– </text:span>Монитор выключен. – <text:s/>раздалось из угла. Кресло с высокой спинкой повернулось, открыв нашим взорам Дискорда. </text:p>
      <text:p text:style-name="P10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8">Он приподнял панамку, дурашливо здороваясь.</text:p>
      <text:p text:style-name="P108"><text:span text:style-name="T5">– </text:span>Оп-па! – пробормотала Эпплджек. – Нежданчик!</text:p>
      <text:p text:style-name="P108"><text:span text:style-name="T5">– </text:span>Ты, я вижу, времени не терял, – моя рука под прикрытием стола медленно тянулась к тяжёлой фарфоровой кружке, стоящей на краю.</text:p>
      <text:p text:style-name="P93"><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5">– </text:span>А почему ты вообще решил искать нас тут? – спросила Эпплджек. – Приехал бы домой. Мы б тебя чаем напоили.</text:p>
      <text:p text:style-name="P93"><text:span text:style-name="T5">– </text:span>Видишь ли, дорогая Эй-Джей, я с самого начала знал, где находится наша уважаемая принцесса, а времени в обрез, так что...</text:p>
      <text:p text:style-name="P98"><text:soft-page-break/>В проёме дверей появилась Флаттершай.</text:p>
      <text:p text:style-name="P93"><text:span text:style-name="T5">– </text:span>С кем это вы тут разговариваете?</text:p>
      <text:list xml:id="list3752814897114293661" text:style-name="L7">
        <text:list-header>
          <text:p text:style-name="P13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пустила толстенный том «Энтерпрайз-паттернов» , издание девятое, дополненное.</text:p>
      <text:p text:style-name="P108">На лице Дискорда появилось удивлённо-мечтательное выражение и он вырубился.</text:p>
      <text:p text:style-name="P108"/>
      <text:h text:style-name="P129" text:outline-level="2">Селестия</text:h>
      <text:p text:style-name="P108"/>
      <text:p text:style-name="P108">Включенный монитор показал схематическое изображение Селестиии, </text:p>
      <text:p text:style-name="P109">&gt;\<text:span text:style-name="T1">Привет, Селестия. Это Макс. Как себя чувствуешь?</text:span></text:p>
      <text:p text:style-name="P109">&lt;\<text:span text:style-name="T1">Макс? МАКС??? МА-А-А-АКС!!! НАКОНЕЦ-ТО! КАК Я РАДА ТЕБЯ СЛЫШАТЬ! </text:span></text:p>
      <text:p text:style-name="P109">&gt;\<text:span text:style-name="T1">Я рад, что нашёл тебя, Тия.</text:span></text:p>
      <text:p text:style-name="P10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9">&gt;\<text:span text:style-name="T1">Тия, я сейчас подключу микрофон и колонки, и мы сможем общаться более удобно.</text:span></text:p>
      <text:p text:style-name="P108">…</text:p>
      <text:p text:style-name="P108">– Привет опять. Как ты меня слышишь?</text:p>
      <text:p text:style-name="P10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9">– <text:span text:style-name="T1">Могу себе представить. Как-то раз я провёл три часа камере сенсорной депривации. Мне не понравилось.</text:span></text:p>
      <text:p text:style-name="P108">– Эммм... Ваше Высочество, вы в порядке? Мы так рады, что наконец-то нашли Вас! – вклинилась в разговор Эпплджек.</text:p>
      <text:p text:style-name="P108">– Кто тут? Макс, кто ещё с тобой?</text:p>
      <text:p text:style-name="P109"><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9">– <text:span text:style-name="T1">Девочки? Я рада вас слышать. А Твайлайт нет рядом?</text:span></text:p>
      <text:p text:style-name="P10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8">При этих словах Дискорд замычал и задёргался. Эпплджек нахмурилась и проверила верёвки, <text:soft-page-break/>привязывающие его к спинке стула.</text:p>
      <text:p text:style-name="P10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8">– Ноутбук — так называется место, где я нахожусь сейчас? А кто это мычит?</text:p>
      <text:p text:style-name="P10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8">– О, духи предков, но зачем??? Почему у него кляп во рту?</text:p>
      <text:p text:style-name="P108">– Мы связали его. Он нас предал. И тебя. И Эквестрию. Всех.</text:p>
      <text:p text:style-name="P108">При этих словах Эпплджек и Флаттершай непонимающе уставились на меня, а Дискорд протестующе замычал.</text:p>
      <text:p text:style-name="P108">Я начал рассказывать о своих догадках, и непонимающее выражение на лицах девушек сменилось удивлением.</text:p>
      <text:p text:style-name="P10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8">– А зачем тогда ты приложила его книгой? – непонимающе уставился я на неё.</text:p>
      <text:p text:style-name="P108">– Потому что ты напал на него. Я и подумала — тебе виднее. И подсобила.</text:p>
      <text:p text:style-name="P108">Флаттершай отрицающе мотнула головой.</text:p>
      <text:p text:style-name="P108">– Не может Дискорд быть предателем. Он мой друг.</text:p>
      <text:p text:style-name="P108">Дискорд благодарственно замычал и закивал головой.</text:p>
      <text:p text:style-name="P10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8">Дискорд завёл глаза на лоб и обречённо завыл.</text:p>
      <text:p text:style-name="P108">– Макс, постой. Дай мне поговорить с ним. – сказала Селестия. – Не могу поверить, что Дискорд на такое пошёл.</text:p>
      <text:p text:style-name="P108">– Ну хорошо. Поговори. Послушаем, что он скажет.</text:p>
      <text:p text:style-name="P108">Я красноречиво покачал кулак перед его носом и вытащил кляп.</text:p>
      <text:p text:style-name="P108">...</text:p>
      <text:p text:style-name="P99">– Ффы, тьфу, пффф, пфу! <text:span text:style-name="T5">&lt;</text:span><text:span text:style-name="T13">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Дискорд демонстративно закрыл рот и посвистывая уставился в потолок.</text:p>
      <text:p text:style-name="P99">Разговор зашёл в тупик.</text:p>
      <text:p text:style-name="P102"/>
      <text:p text:style-name="P103"><text:soft-page-break/>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14">сюда можно вставить похождения Дискорда — вторая неопубликованная глава. Первая — секс с Селестией</text:span>&gt;</text:p>
      <text:p text:style-name="P100">***</text:p>
      <text:p text:style-name="P103">–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103">– И что? – продолжила его мысль Эпплджек.</text:p>
      <text:p text:style-name="P103">– Эквестрийские <text:span text:style-name="T5">&lt;</text:span><text:span text:style-name="T13">три месяца</text:span><text:span text:style-name="T5">&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поднеся к глазам запястье с массивными часами.</text:p>
      <text:p text:style-name="P103">–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text:soft-page-break/>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9">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9"/>
      <text:h text:style-name="P129" text:outline-level="2">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На длинной шее Дискорда разместились Эпплджек и Флаттершай. Я, для сохранения баланса, 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5">&lt;</text:span><text:span text:style-name="T13">полгода</text:span><text:span text:style-name="T5">&gt;</text:span> назад своим проходом в Эквестрию.</text:p>
      <text:p text:style-name="P9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text:soft-page-break/>–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0"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5">–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1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4">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4">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11">–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5">&lt;</text:span>упомянуть в эпизоде на Терре, что МЛП-сериал закрылся год назад<text:span text:style-name="T5">&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5">&lt;</text:span><text:span text:style-name="T15">чёрт</text:span><text:span text:style-name="T5">&gt;</text:span> меня побери, объяснить кьютимарки?</text:p>
      <text:p text:style-name="P84">–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0">– Хорошо. Уболтал. Кьютимарки беру на себя. Так и знал, что мне самое трудное достанется!</text:p>
      <text:p text:style-name="P11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10">Анакорн проследил мой взгляд.</text:p>
      <text:p text:style-name="P110">– Нечего так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0"/>
      <text:p text:style-name="P112">Да, т<text:span text:style-name="T2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3"/>
      <text:p text:style-name="P11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2"/>
      <text:p text:style-name="P110">Я опять задумался. В голове было пусто. Хотя, если подумать с точки зрения программиста, можно... Наверное можно, раз все предыдущее прокатило...</text:p>
      <text:p text:style-name="P111">–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1">– Не понял? Это как? Как ты совместишь разрушенную магическими войнами Эквестрию с романтически-сексуальным раем для попаданцев?</text:p>
      <text:p text:style-name="P11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1">Анакорн долго мусолил карандаш, а потом вдруг заржал.</text:p>
      <text:p text:style-name="P11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11">Анакорн примирительно похлопал меня по плечу.</text:p>
      <text:p text:style-name="P11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11">Я подозрительно посмотрел на Анакорна.</text:p>
      <text:p text:style-name="P111"><text:span text:style-name="T5">– </text:span>Какой ещё, нафиг, «мой фанфик»? Я никакого фанфика не писал. И не собираюсь, вообще-то.</text:p>
      <text:p text:style-name="P111">Анакорн ехидно ухмыльнулся и откинулся в кресле, переплетя пальцы за затылком.</text:p>
      <text:p text:style-name="P11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0"><text:span text:style-name="T5">– </text:span>Факн щит<text:note text:id="ftn12" text:note-class="footnote"><text:note-citation>12</text:note-citation><text:note-body><text:p text:style-name="P10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0">Анакорн развёл руками.</text:p>
      <text:p text:style-name="P11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0">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5">&lt;</text:span><text:span text:style-name="T13">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text:soft-page-break/></text:p>
      <text:p text:style-name="P83">***</text:p>
      <text:p text:style-name="P83"/>
      <text:p text:style-name="P82">&lt;<text:span text:style-name="T1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2"/>
      <text:p text:style-name="P82">– Привет, Макс. – образ Селестии снова реял передо мной, как <text:span text:style-name="T5">&lt;</text:span><text:span text:style-name="T13">полгода</text:span><text:span text:style-name="T5">&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13">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1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8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9">Он нахлобучил на себя невесть откуда взявшуюся двууголку.</text:p>
      <text:p text:style-name="P99"><text:soft-page-break/>– Как вам это нравится, господа?! Дискорд — спаситель Эквестрии! А ведь звучит!!! Разрешите откланяться!..</text:p>
      <text:p text:style-name="P99"/>
      <text:list xml:id="list5099186050360406486" text:style-name="L8">
        <text:list-header>
          <text:p text:style-name="P124">(<text:span text:style-name="T19">Луна — как повелительница снов, слышала разговор Макса с Анакорном</text:span>)</text:p>
          <text:p text:style-name="P125"/>
        </text:list-header>
      </text:list>
      <text:p text:style-name="P100">***</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77">Я опустил руку на шею Дэш и ощутил теплоту и лёгкое покалывание в пустоте.</text:p>
      <text:p text:style-name="P77"><text:span text:style-name="T5">–</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29" text:outline-level="2"><text:soft-page-break/>Земля</text:h>
      <text:p text:style-name="P80">Музыкальная тема из бегущего по лезвию бритвы — <text:span text:style-name="T5">Mission impossible</text:span></text:p>
      <text:p text:style-name="P81">&lt;Ужас возвращения из тёплого волшебного мира друзей в холодную скучную реальность.&gt;</text:p>
      <text:p text:style-name="P7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75"><text:span text:style-name="T1">Я нашарил ногами тапки и пошёл в ванную. Проходя мимо стола, зацепился взглядом за</text:span> эскиз <text:span text:style-name="T1">рисунка</text:span>.</text:p>
      <text:p text:style-name="P7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6">Доставая из стола ключи от машины, опять наткнулся взглядом на эскиз.</text:p>
      <text:p text:style-name="P7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6">Назову-ка я фантазию «Последний фанфик».</text:p>
      <text:p text:style-name="P76"/>
      <text:p text:style-name="P76"/>
      <text:p text:style-name="P76"/>
      <text:p text:style-name="P77"/>
      <text:p text:style-name="P77"/>
      <text:p text:style-name="P77"/>
      <text:p text:style-name="P77"/>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13"/>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4">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3">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25T18:26:08.491564591</dc:date>
    <meta:editing-duration>P47DT1H12M58S</meta:editing-duration>
    <meta:editing-cycles>1951</meta:editing-cycles>
    <meta:generator>LibreOffice/5.0.2.2$Linux_X86_64 LibreOffice_project/00m0$Build-2</meta:generator>
    <meta:document-statistic meta:table-count="0" meta:image-count="0" meta:object-count="0" meta:page-count="121" meta:paragraph-count="2514" meta:word-count="55498" meta:character-count="368794" meta:non-whitespace-character-count="313072"/>
  </office:meta>
</office:document-meta>
</file>